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style:use-window-font-color="true" fo:text-transform="uppercas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Arial" style:font-family-asian="Arial" style:font-family-complex="Arial" fo:background-color="transparent" style:use-window-font-color="true" fo:text-transform="uppercas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Arial" style:font-family-asian="Arial" style:font-family-complex="Arial" fo:background-color="transparent" style:use-window-font-color="true" fo:text-transform="uppercas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Arial" style:font-family-asian="Arial" style:font-family-complex="Arial" fo:background-color="transparent" style:use-window-font-color="true" fo:text-transform="uppercas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Arial" style:font-family-asian="Arial" style:font-family-complex="Arial" fo:background-color="transparent" style:use-window-font-color="true" fo:text-transform="uppercas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Arial" style:font-family-asian="Arial" style:font-family-complex="Arial" fo:background-color="transparent" style:use-window-font-color="true" fo:text-transform="uppercas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6.00pt"/>
    </style:style>
    <style:style style:name="P2" style:family="paragraph">
      <style:paragraph-properties fo:line-height="150.00%" fo:text-align="justify" fo:margin-bottom="6.00pt"/>
    </style:style>
    <style:style style:name="P3" style:family="paragraph">
      <style:paragraph-properties fo:line-height="100.00%" fo:text-align="center" fo:margin-bottom="6.00pt"/>
    </style:style>
    <style:style style:name="P4" style:family="paragraph">
      <style:paragraph-properties fo:line-height="150.00%" fo:text-align="justify" fo:margin-bottom="6.00pt"/>
    </style:style>
    <style:style style:name="P5" style:family="paragraph">
      <style:paragraph-properties fo:line-height="100.00%" fo:text-align="center" fo:margin-bottom="6.00pt"/>
    </style:style>
    <style:style style:name="P6" style:family="paragraph">
      <style:paragraph-properties fo:line-height="150.00%" fo:text-align="justify" fo:margin-bottom="6.00pt"/>
    </style:style>
    <style:style style:name="P7" style:family="paragraph">
      <style:paragraph-properties fo:line-height="150.00%" fo:text-align="justify" fo:margin-left="226.80pt" fo:text-indent="0.00pt" fo:margin-bottom="6.00pt"/>
    </style:style>
    <style:style style:name="P8" style:family="paragraph">
      <style:paragraph-properties fo:line-height="150.00%" fo:text-align="justify" fo:margin-bottom="6.00pt"/>
    </style:style>
    <style:style style:name="P9" style:family="paragraph">
      <style:paragraph-properties fo:line-height="100.00%" fo:text-align="center" fo:margin-bottom="6.00p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50.00%" fo:text-align="justify"/>
    </style:style>
    <style:style style:name="P12" style:family="paragraph">
      <style:paragraph-properties fo:line-height="115.00%" fo:text-align="justify" fo:margin-bottom="5.00pt">
        <style:tab-stops>
          <style:tab-stop style:position="453.55pt" style:type="right" style:leader-style="dotted"/>
        </style:tab-stops>
      </style:paragraph-properties>
    </style:style>
    <style:style style:name="P13" style:family="paragraph">
      <style:paragraph-properties fo:line-height="115.00%" fo:text-align="justify" fo:margin-left="12.00pt" fo:text-indent="0.00pt" fo:margin-bottom="5.00pt">
        <style:tab-stops>
          <style:tab-stop style:position="441.55pt" style:type="right" style:leader-style="dotted"/>
        </style:tab-stops>
      </style:paragraph-properties>
    </style:style>
    <style:style style:name="P14" style:family="paragraph">
      <style:paragraph-properties fo:line-height="115.00%" fo:text-align="justify" fo:margin-left="24.00pt" fo:text-indent="0.00pt" fo:margin-bottom="5.00pt">
        <style:tab-stops>
          <style:tab-stop style:position="429.55pt" style:type="right" style:leader-style="dotted"/>
        </style:tab-stops>
      </style:paragraph-properties>
    </style:style>
    <style:style style:name="P15" style:family="paragraph">
      <style:paragraph-properties fo:line-height="115.00%" fo:text-align="justify" fo:margin-left="12.00pt" fo:text-indent="0.00pt" fo:margin-bottom="5.00pt">
        <style:tab-stops>
          <style:tab-stop style:position="441.55pt" style:type="right" style:leader-style="dotted"/>
        </style:tab-stops>
      </style:paragraph-properties>
    </style:style>
    <style:style style:name="P16" style:family="paragraph">
      <style:paragraph-properties fo:line-height="115.00%" fo:text-align="justify" fo:margin-left="24.00pt" fo:text-indent="0.00pt" fo:margin-bottom="5.00pt">
        <style:tab-stops>
          <style:tab-stop style:position="429.55pt" style:type="right" style:leader-style="dotted"/>
        </style:tab-stops>
      </style:paragraph-properties>
    </style:style>
    <style:style style:name="P17" style:family="paragraph">
      <style:paragraph-properties fo:line-height="115.00%" fo:text-align="justify" fo:margin-left="12.00pt" fo:text-indent="0.00pt" fo:margin-bottom="5.00pt">
        <style:tab-stops>
          <style:tab-stop style:position="441.55pt" style:type="right" style:leader-style="dotted"/>
        </style:tab-stops>
      </style:paragraph-properties>
    </style:style>
    <style:style style:name="P18" style:family="paragraph">
      <style:paragraph-properties fo:line-height="115.00%" fo:text-align="justify" fo:margin-left="24.00pt" fo:text-indent="0.00pt" fo:margin-bottom="5.00pt">
        <style:tab-stops>
          <style:tab-stop style:position="429.55pt" style:type="right" style:leader-style="dotted"/>
        </style:tab-stops>
      </style:paragraph-properties>
    </style:style>
    <style:style style:name="P19" style:family="paragraph">
      <style:paragraph-properties fo:line-height="115.00%" fo:text-align="justify" fo:margin-bottom="5.00pt">
        <style:tab-stops>
          <style:tab-stop style:position="453.55pt" style:type="right" style:leader-style="dotted"/>
        </style:tab-stops>
      </style:paragraph-properties>
    </style:style>
    <style:style style:name="P20" style:family="paragraph">
      <style:paragraph-properties fo:line-height="115.00%" fo:text-align="justify" fo:margin-bottom="10.00pt"/>
    </style:style>
    <style:style style:name="P21" style:family="paragraph">
      <style:paragraph-properties fo:line-height="150.00%" fo:text-align="justify"/>
    </style:style>
    <style:style style:name="P22" style:family="paragraph">
      <style:paragraph-properties fo:line-height="100.00%" fo:text-align="justify" fo:margin-bottom="10.00pt">
        <style:tab-stops>
          <style:tab-stop style:position="212.60pt" style:type="center"/>
          <style:tab-stop style:position="425.20pt" style:type="right"/>
        </style:tab-stops>
      </style:paragraph-properties>
    </style:style>
    <style:style style:name="P23" style:family="paragraph">
      <style:paragraph-properties fo:line-height="150.00%" fo:text-align="justify"/>
    </style:style>
    <style:style style:name="P24" style:family="paragraph">
      <style:paragraph-properties fo:line-height="115.00%" fo:text-align="justify" fo:margin-bottom="10.00pt"/>
    </style:style>
    <style:style style:name="P25" style:family="paragraph">
      <style:paragraph-properties fo:line-height="115.00%" fo:text-align="justify" fo:margin-left="0.00pt" fo:text-indent="35.40pt" fo:margin-bottom="10.00pt"/>
    </style:style>
    <style:style style:name="P26" style:family="paragraph">
      <style:paragraph-properties fo:line-height="115.00%" fo:text-align="justify" fo:margin-bottom="10.00pt"/>
    </style:style>
    <style:style style:name="P27" style:family="paragraph">
      <style:paragraph-properties fo:line-height="150.00%" fo:text-align="justify"/>
    </style:style>
    <style:style style:name="P28" style:family="paragraph">
      <style:paragraph-properties fo:line-height="115.00%" fo:text-align="justify" fo:margin-bottom="10.00pt"/>
    </style:style>
    <style:style style:name="P29" style:family="paragraph">
      <style:paragraph-properties fo:line-height="115.00%" fo:text-align="justify" fo:margin-left="0.00pt" fo:text-indent="35.40pt" fo:margin-bottom="10.00pt"/>
    </style:style>
    <style:style style:name="P30" style:family="paragraph">
      <style:paragraph-properties fo:line-height="115.00%" fo:text-align="justify" fo:margin-bottom="10.00pt"/>
    </style:style>
    <text:list-style style:name="L31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31" style:family="paragraph">
      <style:paragraph-properties fo:line-height="150.00%" fo:text-align="justify" fo:margin-left="-18.00pt" fo:text-indent="18.00pt"/>
    </style:style>
    <style:style style:name="P32" style:family="paragraph">
      <style:paragraph-properties fo:line-height="115.00%" fo:text-align="justify" fo:margin-bottom="10.00pt"/>
    </style:style>
    <style:style style:name="P33" style:family="paragraph">
      <style:paragraph-properties fo:line-height="115.00%" fo:text-align="justify" fo:margin-left="0.00pt" fo:text-indent="35.40pt" fo:margin-bottom="10.00pt"/>
    </style:style>
    <style:style style:name="P34" style:family="paragraph">
      <style:paragraph-properties fo:line-height="115.00%" fo:text-align="justify" fo:margin-bottom="10.00pt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50.00%" fo:text-align="justify" fo:margin-left="-18.00pt" fo:text-indent="18.00pt"/>
    </style:style>
    <style:style style:name="P36" style:family="paragraph">
      <style:paragraph-properties fo:line-height="115.00%" fo:text-align="justify" fo:margin-bottom="10.00pt"/>
    </style:style>
    <style:style style:name="P37" style:family="paragraph">
      <style:paragraph-properties fo:line-height="140.00%" fo:text-align="justify" fo:margin-left="0.00pt" fo:text-indent="21.60pt"/>
    </style:style>
    <style:style style:name="P38" style:family="paragraph">
      <style:paragraph-properties fo:line-height="115.00%" fo:text-align="justify" fo:margin-bottom="10.00pt"/>
    </style:style>
    <style:style style:name="P39" style:family="paragraph">
      <style:paragraph-properties fo:line-height="150.00%" fo:text-align="justify" fo:margin-left="46.35pt" fo:text-indent="-18.00pt"/>
    </style:style>
    <style:style style:name="P40" style:family="paragraph">
      <style:paragraph-properties fo:line-height="115.00%" fo:text-align="justify" fo:margin-bottom="10.00pt"/>
    </style:style>
    <text:list-style style:name="L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1" style:family="paragraph">
      <style:paragraph-properties fo:line-height="140.00%" fo:text-align="justify" fo:margin-left="-18.00pt" fo:text-indent="18.00pt"/>
    </style:style>
    <style:style style:name="P42" style:family="paragraph">
      <style:paragraph-properties fo:line-height="115.00%" fo:text-align="justify" fo:margin-bottom="10.00pt"/>
    </style:style>
    <style:style style:name="P43" style:family="paragraph">
      <style:paragraph-properties fo:line-height="150.00%" fo:text-align="justify" fo:margin-left="46.35pt" fo:text-indent="-18.00pt"/>
    </style:style>
    <style:style style:name="P44" style:family="paragraph">
      <style:paragraph-properties fo:line-height="115.00%" fo:text-align="justify" fo:margin-bottom="10.00pt"/>
    </style:style>
    <style:style style:name="P45" style:family="paragraph">
      <style:paragraph-properties fo:line-height="150.00%" fo:text-align="justify" fo:margin-left="46.35pt" fo:text-indent="-18.00pt"/>
    </style:style>
    <style:style style:name="P46" style:family="paragraph">
      <style:paragraph-properties fo:line-height="115.00%" fo:text-align="justify" fo:margin-bottom="10.00pt"/>
    </style:style>
    <style:style style:name="P47" style:family="paragraph">
      <style:paragraph-properties fo:line-height="150.00%" fo:text-align="justify" fo:margin-left="46.35pt" fo:text-indent="-18.00pt"/>
    </style:style>
    <style:style style:name="P48" style:family="paragraph">
      <style:paragraph-properties fo:line-height="115.00%" fo:text-align="justify" fo:margin-bottom="10.00pt"/>
    </style:style>
    <text:list-style style:name="L49">
      <text:list-level-style-bullet text:level="1" text:bullet-char="•">
        <style:list-level-properties text:space-before="35.40pt" text:min-label-width="18.00pt"/>
        <style:text-properties fo:font-family="Symbol"/>
      </text:list-level-style-bullet>
    </text:list-style>
    <style:style style:name="P49" style:family="paragraph">
      <style:paragraph-properties fo:line-height="150.00%" fo:text-align="justify" fo:margin-left="-18.00pt" fo:text-indent="18.00pt" fo:margin-bottom="10.00pt"/>
    </style:style>
    <style:style style:name="P50" style:family="paragraph">
      <style:paragraph-properties fo:line-height="115.00%" fo:text-align="justify" fo:margin-bottom="10.00pt"/>
    </style:style>
    <text:list-style style:name="L51">
      <text:list-level-style-bullet text:level="1" text:bullet-char="•">
        <style:list-level-properties text:space-before="35.40pt" text:min-label-width="18.00pt"/>
        <style:text-properties fo:font-family="Symbol"/>
      </text:list-level-style-bullet>
    </text:list-style>
    <style:style style:name="P51" style:family="paragraph">
      <style:paragraph-properties fo:line-height="150.00%" fo:text-align="justify" fo:margin-left="-18.00pt" fo:text-indent="18.00pt" fo:margin-bottom="10.00pt"/>
    </style:style>
    <style:style style:name="P52" style:family="paragraph">
      <style:paragraph-properties fo:line-height="115.00%" fo:text-align="justify" fo:margin-bottom="10.00pt"/>
    </style:style>
    <style:style style:name="P53" style:family="paragraph">
      <style:paragraph-properties fo:line-height="150.00%" fo:text-align="justify" fo:margin-left="46.35pt" fo:text-indent="-18.00pt"/>
    </style:style>
    <style:style style:name="P54" style:family="paragraph">
      <style:paragraph-properties fo:line-height="115.00%" fo:text-align="justify" fo:margin-bottom="10.00pt"/>
    </style:style>
    <style:style style:name="P55" style:family="paragraph">
      <style:paragraph-properties fo:line-height="115.00%" fo:text-align="justify" fo:margin-left="1.50pt" fo:text-indent="0.00pt" fo:margin-bottom="10.00pt"/>
    </style:style>
    <text:list-style style:name="L56">
      <text:list-level-style-bullet text:level="1" text:bullet-char="•">
        <style:list-level-properties text:space-before="-3.80pt" text:min-label-width="18.00pt"/>
        <style:text-properties fo:font-family="Symbol"/>
      </text:list-level-style-bullet>
    </text:list-style>
    <style:style style:name="P56" style:family="paragraph">
      <style:paragraph-properties fo:line-height="150.00%" fo:text-align="justify" fo:margin-left="14.15pt" fo:text-indent="-14.15pt"/>
    </style:style>
    <style:style style:name="P57" style:family="paragraph">
      <style:paragraph-properties fo:line-height="115.00%" fo:text-align="justify" fo:margin-bottom="10.00pt"/>
    </style:style>
    <style:style style:name="P58" style:family="paragraph">
      <style:paragraph-properties fo:line-height="150.00%" fo:text-align="justify" fo:margin-left="39.30pt" fo:text-indent="-39.75pt"/>
    </style:style>
    <style:style style:name="P59" style:family="paragraph">
      <style:paragraph-properties fo:line-height="115.00%" fo:text-align="justify" fo:margin-bottom="10.00pt"/>
    </style:style>
    <text:list-style style:name="L6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0" style:family="paragraph">
      <style:paragraph-properties fo:line-height="150.00%" fo:text-align="justify" fo:margin-left="-18.00pt" fo:text-indent="18.00pt"/>
    </style:style>
    <style:style style:name="P61" style:family="paragraph">
      <style:paragraph-properties fo:line-height="115.00%" fo:text-align="justify" fo:margin-bottom="10.00pt"/>
    </style:style>
    <style:style style:name="P62" style:family="paragraph">
      <style:paragraph-properties fo:line-height="115.00%" fo:text-align="justify" fo:margin-left="0.00pt" fo:text-indent="21.30pt" fo:margin-bottom="10.00pt"/>
    </style:style>
    <style:style style:name="P63" style:family="paragraph">
      <style:paragraph-properties fo:line-height="115.00%" fo:text-align="justify" fo:margin-bottom="10.00pt"/>
    </style:style>
    <text:list-style style:name="L6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4" style:family="paragraph">
      <style:paragraph-properties fo:line-height="150.00%" fo:text-align="justify" fo:margin-left="-18.00pt" fo:text-indent="18.00pt"/>
    </style:style>
    <style:style style:name="P65" style:family="paragraph">
      <style:paragraph-properties fo:line-height="115.00%" fo:text-align="justify" fo:margin-bottom="10.00pt"/>
    </style:style>
    <style:style style:name="P66" style:family="paragraph">
      <style:paragraph-properties fo:line-height="115.00%" fo:text-align="justify" fo:margin-left="21.30pt" fo:text-indent="0.00pt" fo:margin-bottom="10.00pt"/>
    </style:style>
    <style:style style:name="P67" style:family="paragraph">
      <style:paragraph-properties fo:line-height="115.00%" fo:text-align="justify" fo:margin-bottom="10.00pt"/>
    </style:style>
    <style:style style:name="P68" style:family="paragraph">
      <style:paragraph-properties fo:line-height="150.00%" fo:text-align="justify" fo:margin-left="39.30pt" fo:text-indent="-39.75pt"/>
    </style:style>
    <style:style style:name="P69" style:family="paragraph">
      <style:paragraph-properties fo:line-height="115.00%" fo:text-align="justify" fo:margin-bottom="10.00pt"/>
    </style:style>
    <style:style style:name="P70" style:family="paragraph">
      <style:paragraph-properties fo:line-height="115.00%" fo:text-align="justify" fo:margin-left="0.00pt" fo:text-indent="18.00pt" fo:margin-bottom="10.00pt"/>
    </style:style>
    <style:style style:name="P71" style:family="paragraph">
      <style:paragraph-properties fo:line-height="115.00%" fo:text-align="justify" fo:margin-bottom="10.00pt"/>
    </style:style>
    <text:list-style style:name="L7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2" style:family="paragraph">
      <style:paragraph-properties fo:line-height="150.00%" fo:text-align="justify" fo:margin-left="-18.00pt" fo:text-indent="18.00pt"/>
    </style:style>
    <style:style style:name="P73" style:family="paragraph">
      <style:paragraph-properties fo:line-height="115.00%" fo:text-align="justify" fo:margin-bottom="10.00pt"/>
    </style:style>
    <style:style style:name="P74" style:family="paragraph">
      <style:paragraph-properties fo:line-height="115.00%" fo:text-align="justify" fo:margin-bottom="10.00pt">
        <style:tab-stops>
          <style:tab-stop style:position="132.00pt"/>
        </style:tab-stops>
      </style:paragraph-properties>
    </style:style>
    <text:list-style style:name="L7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5" style:family="paragraph">
      <style:paragraph-properties fo:line-height="150.00%" fo:text-align="justify" fo:margin-left="-18.00pt" fo:text-indent="18.00pt"/>
    </style:style>
    <style:style style:name="P76" style:family="paragraph">
      <style:paragraph-properties fo:line-height="115.00%" fo:text-align="justify" fo:margin-bottom="10.00pt"/>
    </style:style>
    <style:style style:name="P77" style:family="paragraph">
      <style:paragraph-properties fo:line-height="140.00%" fo:text-align="justify"/>
    </style:style>
    <style:style style:name="P78" style:family="paragraph">
      <style:paragraph-properties fo:line-height="115.00%" fo:text-align="justify" fo:margin-bottom="10.00pt"/>
    </style:style>
    <style:style style:name="P79" style:family="paragraph">
      <style:paragraph-properties fo:line-height="150.00%" fo:text-align="justify" fo:margin-left="18.00pt" fo:text-indent="-18.00pt"/>
    </style:style>
    <style:style style:name="P80" style:family="paragraph">
      <style:paragraph-properties fo:line-height="115.00%" fo:text-align="justify" fo:margin-bottom="10.00pt"/>
    </style:style>
    <style:style style:name="P81" style:family="paragraph">
      <style:paragraph-properties fo:line-height="150.00%" fo:text-align="justify"/>
    </style:style>
    <style:style style:name="P82" style:family="paragraph">
      <style:paragraph-properties fo:line-height="115.00%" fo:text-align="justify" fo:margin-bottom="10.00pt"/>
    </style:style>
    <style:style style:name="P83" style:family="paragraph">
      <style:paragraph-properties fo:line-height="115.00%" fo:text-align="justify" fo:margin-left="0.00pt" fo:text-indent="35.45pt" fo:margin-bottom="10.00pt"/>
    </style:style>
    <style:style style:name="P84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CENTRO UNIVERSITÁRIO SENAC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Disciplina: Projeto Integrador I</text:span></text:p>
      <text:p text:style-name="P2"><text:span text:style-name="T4"/></text:p>
      <text:p text:style-name="P2"><text:span text:style-name="T4"/></text:p>
      <text:p text:style-name="P2"><text:span text:style-name="T5">DESENVOLVIMENTO DE SISTEMAS DINÂMICOS BASEADO NA WEB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3"><text:span text:style-name="T7">São Paulo</text:span></text:p>
      <text:p text:style-name="P3"><text:span text:style-name="T7">2023</text:span></text:p>
      <text:p text:style-name="P3"><text:span text:style-name="T8">CENTRO UNIVERSITÁRIO SENAC</text:span></text:p>
      <text:p text:style-name="P3"><text:span text:style-name="T9"/></text:p>
      <text:p text:style-name="P3"><text:span text:style-name="T10">Disciplina: Projeto Integrador I</text:span></text:p>
      <text:p text:style-name="P4"><text:span text:style-name="T11"/></text:p>
      <text:p text:style-name="P4"><text:span text:style-name="T11"/></text:p>
      <text:p text:style-name="P5"><text:span text:style-name="T12">Erika Aparecida Tirloni</text:span></text:p>
      <text:p text:style-name="P5"><text:span text:style-name="T12">Daniela Rodrigues Dias</text:span></text:p>
      <text:p text:style-name="P5"><text:span text:style-name="T12">Diego Rodrigues Cristaldo</text:span></text:p>
      <text:p text:style-name="P5"><text:span text:style-name="T12">Maurício Mendes Vaz</text:span></text:p>
      <text:p text:style-name="P6"><text:span text:style-name="T13"/></text:p>
      <text:p text:style-name="P6"><text:span text:style-name="T13"/></text:p>
      <text:p text:style-name="P6"><text:span text:style-name="T14">DESENVOLVIMENTO DE SISTEMAS DINÂMICOS BASEADO NA WEB</text:span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7"><text:span text:style-name="T16">Projeto Integrador I<text:s/></text:span><text:span text:style-name="T17">–</text:span><text:span text:style-name="T18"><text:s/>Fase 1 apresentado ao Centro Universit</text:span><text:span text:style-name="T19">ário Senac, como exigência parcial para obtenção de aprovação na disciplina Projeto Integrado I, do curso de Tecnologia em Sistemas para Internet.</text:span></text:p>
      <text:p text:style-name="P7"><text:span text:style-name="T19">Orientador: Prof. Enoque Leal</text:span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9"><text:span text:style-name="T21">São Paulo</text:span></text:p>
      <text:p text:style-name="P10"><text:span text:style-name="T21">2023</text:span></text:p>
      <text:p text:style-name="P11"><text:span text:style-name="T22">sumÁrio</text:span></text:p>
      <text:p text:style-name="P12"><text:a xlink:href="#__RefHeading__514_1923599760"><text:span text:style-name="T24">sumÁrio</text:span></text:a><text:span text:style-name="T25"><text:tab/></text:span><text:a xlink:href="#__RefHeading__514_1923599760"><text:span text:style-name="T27">4</text:span></text:a><text:span text:style-name="T28"/></text:p>
      <text:p text:style-name="P12"><text:a xlink:href="#__RefHeading__516_1923599760"><text:span text:style-name="T30">INTRODUÇÃO<text:s/></text:span></text:a><text:span text:style-name="T31"><text:tab/></text:span><text:a xlink:href="#__RefHeading__516_1923599760"><text:span text:style-name="T33">5</text:span></text:a><text:span text:style-name="T34"/></text:p>
      <text:p text:style-name="P12"><text:a xlink:href="#__RefHeading__518_1923599760"><text:span text:style-name="T36">OBJETIVO DO PROJETO INTEGRADOR</text:span></text:a><text:span text:style-name="T37"><text:tab/></text:span><text:a xlink:href="#__RefHeading__518_1923599760"><text:span text:style-name="T39">6</text:span></text:a><text:span text:style-name="T40"/></text:p>
      <text:p text:style-name="P12"><text:a xlink:href="#__RefHeading__520_1923599760"><text:span text:style-name="T42">1DIAGRAMA DE CASO DE USO DO CENTRO UNIVERSITÁRIO DE TECNOLOGIA DA INFORMAÇÃO (C UNI T.I.)</text:span></text:a><text:span text:style-name="T43"><text:tab/></text:span><text:a xlink:href="#__RefHeading__520_1923599760"><text:span text:style-name="T45">7</text:span></text:a><text:span text:style-name="T46"/></text:p>
      <text:p text:style-name="P12"><text:a xlink:href="#__RefHeading__522_1923599760"><text:span text:style-name="T48">2. Cenário de caso</text:span></text:a><text:span text:style-name="T49"><text:tab/></text:span><text:a xlink:href="#__RefHeading__522_1923599760"><text:span text:style-name="T51">8</text:span></text:a><text:span text:style-name="T52"/></text:p>
      <text:p text:style-name="P13"><text:a xlink:href="#__RefHeading__524_1923599760"><text:span text:style-name="T54">2.1Pré-condições</text:span></text:a><text:span text:style-name="T55"><text:tab/></text:span><text:a xlink:href="#__RefHeading__524_1923599760"><text:span text:style-name="T57">8</text:span></text:a><text:span text:style-name="T58"/></text:p>
      <text:p text:style-name="P13"><text:a xlink:href="#__RefHeading__526_1923599760"><text:span text:style-name="T60">2.2Demonstrativo da tela de login para usuário</text:span></text:a><text:span text:style-name="T61"><text:tab/></text:span><text:a xlink:href="#__RefHeading__526_1923599760"><text:span text:style-name="T63">9</text:span></text:a><text:span text:style-name="T64"/></text:p>
      <text:p text:style-name="P13"><text:a xlink:href="#__RefHeading__528_1923599760"><text:span text:style-name="T66">2.3Tela de cadastro para o usuário</text:span></text:a><text:span text:style-name="T67"><text:tab/></text:span><text:a xlink:href="#__RefHeading__528_1923599760"><text:span text:style-name="T69">9</text:span></text:a><text:span text:style-name="T70"/></text:p>
      <text:p text:style-name="P13"><text:a xlink:href="#__RefHeading__530_1923599760"><text:span text:style-name="T72">2.4Fluxo principal</text:span></text:a><text:span text:style-name="T73"><text:tab/></text:span><text:a xlink:href="#__RefHeading__530_1923599760"><text:span text:style-name="T75">10</text:span></text:a><text:span text:style-name="T76"/></text:p>
      <text:p text:style-name="P13"><text:a xlink:href="#__RefHeading__532_1923599760"><text:span text:style-name="T78">2.5Diagrama de caso de uso do processo de inscrição para o vestibular<text:s/></text:span></text:a><text:span text:style-name="T79"><text:s text:c="3"/><text:tab/></text:span><text:a xlink:href="#__RefHeading__532_1923599760"><text:span text:style-name="T81">11</text:span></text:a><text:span text:style-name="T82"/></text:p>
      <text:p text:style-name="P14"><text:a xlink:href="#__RefHeading__534_1923599760"><text:span text:style-name="T84">2.5.1Pós-condições</text:span></text:a><text:span text:style-name="T85"><text:tab/></text:span><text:a xlink:href="#__RefHeading__534_1923599760"><text:span text:style-name="T87">12</text:span></text:a><text:span text:style-name="T88"/></text:p>
      <text:p text:style-name="P15"><text:a xlink:href="#__RefHeading__536_1923599760"><text:span text:style-name="T90">2.6Cenário Alternativo A: Campos obrigatórios não preenchidos</text:span></text:a><text:span text:style-name="T91"><text:tab/></text:span><text:a xlink:href="#__RefHeading__536_1923599760"><text:span text:style-name="T93">12</text:span></text:a><text:span text:style-name="T94"/></text:p>
      <text:p text:style-name="P16"><text:a xlink:href="#__RefHeading__538_1923599760"><text:span text:style-name="T96">2.6.1Fluxo alternativo</text:span></text:a><text:span text:style-name="T97"><text:tab/></text:span><text:a xlink:href="#__RefHeading__538_1923599760"><text:span text:style-name="T99">12</text:span></text:a><text:span text:style-name="T100"/></text:p>
      <text:p text:style-name="P16"><text:a xlink:href="#__RefHeading__540_1923599760"><text:span text:style-name="T102">2.6.2Pós-condições</text:span></text:a><text:span text:style-name="T103"><text:tab/></text:span><text:a xlink:href="#__RefHeading__540_1923599760"><text:span text:style-name="T105">12</text:span></text:a><text:span text:style-name="T106"/></text:p>
      <text:p text:style-name="P17"><text:a xlink:href="#__RefHeading__542_1923599760"><text:span text:style-name="T108">2.7Cenário Alternativo B:</text:span></text:a><text:span text:style-name="T109"><text:tab/></text:span><text:a xlink:href="#__RefHeading__542_1923599760"><text:span text:style-name="T111">12</text:span></text:a><text:span text:style-name="T112"/></text:p>
      <text:p text:style-name="P18"><text:a xlink:href="#__RefHeading__544_1923599760"><text:span text:style-name="T114">2.7.1Fluxo alternativo</text:span></text:a><text:span text:style-name="T115"><text:tab/></text:span><text:a xlink:href="#__RefHeading__544_1923599760"><text:span text:style-name="T117">12</text:span></text:a><text:span text:style-name="T118"/></text:p>
      <text:p text:style-name="P18"><text:a xlink:href="#__RefHeading__546_1923599760"><text:span text:style-name="T120">2.7.2Pós-condições</text:span></text:a><text:span text:style-name="T121"><text:tab/></text:span><text:a xlink:href="#__RefHeading__546_1923599760"><text:span text:style-name="T123">13</text:span></text:a><text:span text:style-name="T124"/></text:p>
      <text:p text:style-name="P19"><text:a xlink:href="#__RefHeading__548_1923599760"><text:span text:style-name="T126">3Diagrama de classes</text:span></text:a><text:span text:style-name="T127"><text:tab/></text:span><text:a xlink:href="#__RefHeading__548_1923599760"><text:span text:style-name="T129">13</text:span></text:a><text:span text:style-name="T130"/></text:p>
      <text:p text:style-name="P19"><text:a xlink:href="#__RefHeading__550_1923599760"><text:span text:style-name="T132">REFERÊNCIAS</text:span></text:a><text:span text:style-name="T133"><text:tab/></text:span><text:a xlink:href="#__RefHeading__550_1923599760"><text:span text:style-name="T135">15</text:span></text:a><text:span text:style-name="T136"/></text:p>
      <text:p text:style-name="P20"><text:span text:style-name="T136"/></text:p>
      <text:p text:style-name="P21"><text:span text:style-name="T136"/></text:p>
      <text:p text:style-name="P22"><text:span text:style-name="T136"/></text:p>
      <text:p text:style-name="P23"><text:span text:style-name="T137">INTRODUÇÃO </text:span></text:p>
      <text:p text:style-name="P24"><text:span text:style-name="T138"/></text:p>
      <text:p text:style-name="P25"><text:span text:style-name="T139">Atualmente vivemos em um mundo cada vez mais tecnológico, com isso a quantidade de dados se tornou algo imensurável. A gerencia e organização desses dados se tornou essencial para a saúde de qualquer empresa.</text:span></text:p>
      <text:p text:style-name="P25"><text:span text:style-name="T139">Esse projeto visa demonstrar um sistema de modelagem de gestão de dados de um sistema universitário, para isso foi criado uma universidade fictícia com o nome de Centro Universitário de Tecnologia da Informação.</text:span></text:p>
      <text:p text:style-name="P26"><text:span text:style-name="T140"/></text:p>
      <text:p text:style-name="P27"><text:span text:style-name="T141">OBJETIVO DO PROJETO INTEGRADOR</text:span></text:p>
      <text:p text:style-name="P28"><text:span text:style-name="T142"/></text:p>
      <text:p text:style-name="P29"><text:span text:style-name="T143">Criar o processo de modelagem de projeto voltado a gestão de dados de um sistema universitário utilizando os conhecimentos sobre UML.</text:span></text:p>
      <text:p text:style-name="P30"><text:span text:style-name="T144"/></text:p>
      <text:list text:style-name="L31">
        <text:list-item>
          <text:p text:style-name="P31"><text:span text:style-name="T145">DIAGRAMA DE CASO DE USO DO CENTRO UNIVERSITÁRIO DE TECNOLOGIA DA INFORMAÇÃO (C UNI T.I.)</text:span></text:p>
        </text:list-item>
      </text:list>
      <text:p text:style-name="P32"><text:span text:style-name="T146"/></text:p>
      <text:p text:style-name="P33"><text:span text:style-name="T147">O sistema de cadastro do Centro Universitário de Tecnologia da Informação consiste no cadastro de pessoas, que por sua vez podem ser pessoas físicas ou jurídicas. Caso seja uma Pessoa Física a pessoa poderá se dividir em 2 classes: Aluno e Professor. Caso a Pessoa seja Pessoa Jurídica, ela deverá cadastrar sua empresa e/ou fornecer materiais para a Universidade.</text:span></text:p>
      <text:p text:style-name="P34"><text:span text:style-name="T148"/></text:p>
      <text:p text:style-name="P34"><draw:frame text:anchor-type="as-char" svg:width="160.07mm" svg:height="177.80mm" style:rel-width="scale" style:rel-height="scale"><draw:object-ole xlink:href="OleObj1"/><draw:image xlink:href="ObjectReplacements/OleObj1"/></draw:frame><text:span text:style-name="T148"/></text:p>
      <text:list text:style-name="L35">
        <text:list-item>
          <text:p text:style-name="P35"><text:span text:style-name="T149"><text:s/>Cenário de caso</text:span></text:p>
        </text:list-item>
      </text:list>
      <text:p text:style-name="P36"><text:span text:style-name="T150"/></text:p>
      <text:p text:style-name="P37"><text:span text:style-name="T151">No contexto a seguir, foi elaborado o cenário de caso de uso para um sistema de gestão direcionado à inscrição de alunos universitários por meio de um cadastro. O cenário principal envolve a inscrição do candidato para o vestibular.</text:span></text:p>
      <text:p text:style-name="P38"><text:span text:style-name="T152"/></text:p>
      <text:p text:style-name="P39"><text:span text:style-name="T153">Pré-condições</text:span></text:p>
      <text:p text:style-name="P40"><text:span text:style-name="T154"/></text:p>
      <text:list text:style-name="L41">
        <text:list-item>
          <text:p text:style-name="P41"><text:span text:style-name="T155">O candidato terá acesso à sua inscrição por meio do sistema de gestão oferecido pela universidade, o mesmo deverá ter o ensino médio concluído para efetuar a sua inscrição;</text:span></text:p>
        </text:list-item>
        <text:list-item>
          <text:p text:style-name="P41"><text:span text:style-name="T155">O candidato preencherá seus dados, fornecendo informações por meio deste cadastro;</text:span></text:p>
        </text:list-item>
        <text:list-item>
          <text:p text:style-name="P41"><text:span text:style-name="T155">Se for a primeira vez que o candidato estiver fazendo o cadastro, ele preencherá um formulário com informações pessoais, onde poderá cadastrar um usuário e senha;</text:span></text:p>
        </text:list-item>
        <text:list-item>
          <text:p text:style-name="P41"><text:span text:style-name="T155">Se o candidato já possuir cadastro, ele fará login no sistema utilizando seu usuário e senha já cadastrados.</text:span></text:p>
        </text:list-item>
      </text:list>
      <text:p text:style-name="P42"><text:span text:style-name="T156"/></text:p>
      <text:p text:style-name="P43"><text:span text:style-name="T157">Demonstrativo da tela de login para usuário</text:span></text:p>
      <text:p text:style-name="P44"><text:span text:style-name="T158"/></text:p>
      <text:p text:style-name="P44"><draw:frame text:anchor-type="as-char" svg:width="82.29mm" svg:height="92.60mm" style:rel-width="scale" style:rel-height="scale"><draw:object-ole xlink:href="OleObj2"/><draw:image xlink:href="ObjectReplacements/OleObj2"/></draw:frame><text:span text:style-name="T158"/></text:p>
      <text:p text:style-name="P45"><text:span text:style-name="T159">Tela de cadastro para o usuário</text:span></text:p>
      <text:p text:style-name="P46"><text:span text:style-name="T160"/></text:p>
      <text:p text:style-name="P46"><draw:frame text:anchor-type="as-char" svg:width="160.07mm" svg:height="114.30mm" style:rel-width="scale" style:rel-height="scale"><draw:object-ole xlink:href="OleObj3"/><draw:image xlink:href="ObjectReplacements/OleObj3"/></draw:frame><text:span text:style-name="T160"/></text:p>
      <text:p text:style-name="P46"><text:span text:style-name="T160"/></text:p>
      <text:p text:style-name="P47"><text:span text:style-name="T161">Fluxo principal</text:span></text:p>
      <text:p text:style-name="P48"><text:span text:style-name="T162"/></text:p>
      <text:list text:style-name="L49">
        <text:list-item>
          <text:p text:style-name="P49"><text:span text:style-name="T163">O candidato realiza o primeiro acesso;</text:span></text:p>
        </text:list-item>
        <text:list-item>
          <text:p text:style-name="P49"><text:span text:style-name="T163">O sistema exibe a opção de entrar na conta, caso não tenha, terá que realizar o preenchimento do cadastro;</text:span></text:p>
        </text:list-item>
        <text:list-item>
          <text:p text:style-name="P49"><text:span text:style-name="T163">Após o preenchimento, o candidato terá uma senha e usuário para entrar no sistema, o que também se aplica aos candidatos que já possuem login e senha. O usuário fornecido será o seu e-mail pessoal de inscrição;</text:span></text:p>
        </text:list-item>
        <text:list-item>
          <text:p text:style-name="P49"><text:span text:style-name="T163">O sistema exibe o formulário de inscrição, contendo campos para informações pessoais, acadêmicas e de contato;</text:span></text:p>
        </text:list-item>
        <text:list-item>
          <text:p text:style-name="P49"><text:span text:style-name="T163">Após essa etapa, o candidato poderá selecionar o vestibular e a graduação para a qual deseja se inscrever. Os cursos oferecidos pela universidade estarão disponíveis para o candidato após o preenchimento do cadastro;</text:span></text:p>
        </text:list-item>
        <text:list-item>
          <text:p text:style-name="P49"><text:span text:style-name="T163">O candidato preenche todos os campos obrigatórios do formulário.</text:span></text:p>
        </text:list-item>
        <text:list-item>
          <text:p text:style-name="P49"><text:span text:style-name="T163">O sistema valida as informações fornecidas pelo candidato.</text:span></text:p>
        </text:list-item>
        <text:list-item>
          <text:p text:style-name="P49"><text:span text:style-name="T163">Se todas as informações estiverem corretas, o sistema exibe uma mensagem de inscrição realizada com sucesso;</text:span></text:p>
        </text:list-item>
      </text:list>
      <text:p text:style-name="P50"><text:span text:style-name="T164"/></text:p>
      <text:p text:style-name="P50"><text:span text:style-name="T164"/></text:p>
      <text:list text:style-name="L51">
        <text:list-item>
          <text:p text:style-name="P51"><text:span text:style-name="T165">O sistema registra a inscrição e gera um número de inscrição único para o candidato.</text:span></text:p>
        </text:list-item>
        <text:list-item>
          <text:p text:style-name="P51"><text:span text:style-name="T165">O sistema exibe uma confirmação de inscrição, contendo o número de inscrição e as próximas etapas do processo seletivo.</text:span></text:p>
        </text:list-item>
      </text:list>
      <text:p text:style-name="P52"><text:span text:style-name="T166"/></text:p>
      <text:p text:style-name="P53"><text:span text:style-name="T167">Diagrama de caso de uso do processo de inscrição para o vestibular<text:s text:c="4"/></text:span></text:p>
      <text:p text:style-name="P54"><text:span text:style-name="T168"/></text:p>
      <text:p text:style-name="P55"><draw:frame text:anchor-type="as-char" svg:width="131.23mm" svg:height="100.81mm" style:rel-width="scale" style:rel-height="scale"><draw:object-ole xlink:href="OleObj4"/><draw:image xlink:href="ObjectReplacements/OleObj4"/></draw:frame><text:span text:style-name="T168"/></text:p>
      <text:list text:style-name="L56">
        <text:list-item>
          <text:p text:style-name="P56"><text:span text:style-name="T169">Pós-condições</text:span></text:p>
        </text:list-item>
      </text:list>
      <text:p text:style-name="P57"><text:span text:style-name="T170"/></text:p>
      <text:p text:style-name="P57"><text:span text:style-name="T171">O candidato concluiu com sucesso a inscrição para o vestibular de graduação.</text:span></text:p>
      <text:p text:style-name="P57"><text:span text:style-name="T171">O sistema registrou a inscrição do candidato e gerou um número de inscrição único.</text:span></text:p>
      <text:p text:style-name="P57"><text:span text:style-name="T172"/></text:p>
      <text:p text:style-name="P58"><text:span text:style-name="T173">Cenário Alternativo A: Campos obrigatórios não preenchidos</text:span></text:p>
      <text:p text:style-name="P59"><text:span text:style-name="T174"/></text:p>
      <text:list text:style-name="L60">
        <text:list-item>
          <text:p text:style-name="P60"><text:span text:style-name="T175">Fluxo alternativo</text:span></text:p>
        </text:list-item>
      </text:list>
      <text:p text:style-name="P61"><text:span text:style-name="T176"/></text:p>
      <text:p text:style-name="P62"><text:span text:style-name="T177">Se algum campo obrigatório não for preenchido corretamente, o sistema exibe uma mensagem de erro ao candidato, nesse caso o mesmo terá que corrigir os dados e enviar novamente o formulário;</text:span></text:p>
      <text:p text:style-name="P63"><text:span text:style-name="T178"/></text:p>
      <text:list text:style-name="L64">
        <text:list-item>
          <text:p text:style-name="P64"><text:span text:style-name="T179">Pós-condições</text:span></text:p>
        </text:list-item>
      </text:list>
      <text:p text:style-name="P65"><text:span text:style-name="T180"/></text:p>
      <text:p text:style-name="P66"><text:span text:style-name="T181">O candidato não conclui a inscrição;</text:span></text:p>
      <text:p text:style-name="P66"><text:span text:style-name="T181">O sistema não registra a inscrição do candidato</text:span></text:p>
      <text:p text:style-name="P67"><text:span text:style-name="T182"/></text:p>
      <text:p text:style-name="P68"><text:span text:style-name="T183">Cenário Alternativo B:</text:span></text:p>
      <text:p text:style-name="P69"><text:span text:style-name="T184"/></text:p>
      <text:p text:style-name="P70"><text:span text:style-name="T185">Problemas com o sistema;</text:span></text:p>
      <text:p text:style-name="P71"><text:span text:style-name="T186"/></text:p>
      <text:list text:style-name="L72">
        <text:list-item>
          <text:p text:style-name="P72"><text:span text:style-name="T187">Fluxo alternativo</text:span></text:p>
        </text:list-item>
      </text:list>
      <text:p text:style-name="P73"><text:span text:style-name="T188"/></text:p>
      <text:p text:style-name="P73"><text:span text:style-name="T189">O sistema apresenta problemas técnicos e não exibe a lista de vestibulares disponíveis;</text:span></text:p>
      <text:p text:style-name="P73"><text:span text:style-name="T189">O candidato tenta atualizar a página ou acessar novamente mais tarde;</text:span></text:p>
      <text:p text:style-name="P74"><text:span text:style-name="T189"><text:tab/></text:span></text:p>
      <text:list text:style-name="L75">
        <text:list-item>
          <text:p text:style-name="P75"><text:span text:style-name="T190">Pós-condições</text:span></text:p>
        </text:list-item>
      </text:list>
      <text:p text:style-name="P76"><text:span text:style-name="T191"/></text:p>
      <text:p text:style-name="P76"><text:span text:style-name="T192">O candidato não consegue selecionar o vestibular devido a problemas técnicos no sistema.</text:span></text:p>
      <text:p text:style-name="P76"><text:span text:style-name="T192">O sistema não registra a inscrição do candidato.</text:span></text:p>
      <text:p text:style-name="P77"><text:span text:style-name="T193"/></text:p>
      <text:p text:style-name="P78"><text:span text:style-name="T193"/></text:p>
      <text:p text:style-name="P78"><text:span text:style-name="T194"><text:s text:c="7"/>Esses cenários de caso de uso descrevem o fluxo principal e dois fluxos alternativos possíveis para o sistema de gestão de inscrição de vestibular. Eles consideram as pré-condições necessárias para iniciar o processo, as etapas do fluxo principal, bem como os desvios de fluxo em caso de campos obrigatórios não preenchidos ou problemas técnicos no sistema. As pós-condições indicam os resultados esperados após a conclusão bem-sucedida ou malsucedida do caso de uso.</text:span></text:p>
      <text:p text:style-name="P78"><text:span text:style-name="T194"><text:s text:c="6"/>No contexto, é apresentado o funcionamento do sistema de gestão para inscrição de candidatos que não possuem cadastro, bem como para aqueles que desejam concluir sua candidatura para o vestibular. O candidato pode escolher uma graduação como primeira opção e também uma segunda opção, caso não atinja a média mínima para a primeira escolha. Foram avaliadas todas as possibilidades que o usuário teria para se inscrever, levando em consideração possíveis falhas que poderiam ocorrer durante o processo de inscrição. O mesmo processo será realizado para alunos que já possuem uma graduação, mas desejam fazer uma especialização por meio da escolha de uma pós-graduação.</text:span></text:p>
      <text:p text:style-name="P78"><text:span text:style-name="T195"/></text:p>
      <text:p text:style-name="P79"><text:span text:style-name="T195"/></text:p>
      <text:p text:style-name="P80"><text:span text:style-name="T195"/></text:p>
      <text:p text:style-name="P80"><text:span text:style-name="T195"/></text:p>
      <text:p text:style-name="P80"><text:span text:style-name="T195"/></text:p>
      <text:p text:style-name="P80"><text:span text:style-name="T195"/></text:p>
      <text:p text:style-name="P81"><text:span text:style-name="T196">REFERÊNCIAS</text:span></text:p>
      <text:p text:style-name="P82"><text:span text:style-name="T197"/></text:p>
      <text:p text:style-name="P82"><text:span text:style-name="T198">ANDRADE, Paula, “O que é UML“; Treina Web. Disponível em:<text:s/></text:span><text:a xlink:href="https://www.treinaweb.com.br/blog/o-que-e-uml"><text:span text:style-name="T199">https://www.treinaweb.com.br/blog/o-que-e-uml</text:span></text:a><text:span text:style-name="T200"><text:s/>Acesso em 08 de Junho de 2023.</text:span></text:p>
      <text:p text:style-name="P82"><text:span text:style-name="T201"/></text:p>
      <text:p text:style-name="P82"><text:span text:style-name="T202">CRISTALDO, Diego Rodrigues. “DiagramaPI”; Lucid Chart. Disponível em:<text:s/></text:span><text:a xlink:href="https://lucid.app/lucidchart/7c80abb1-d22a-4825-b786-bd6b0d7a68ce/edit?viewport_loc=-92,-53,2370,918,5Ag4K6u8Yeiy&amp;invitationId=inv_c3bf6cb6-6dba-4099-ad58-f9b0be626d05"><text:span text:style-name="T204">https://lucid.app/lucidchart/7c80abb1-d22a-4825-b786-bd6b0d7a68ce/edit?viewport_loc=-92%2C-53%2C2370%2C918%2C5Ag4K6u8Yeiy</text:span><text:span text:style-name="T205"><text:s/>HYPERLINK "https://lucid.app/lucidchart/7c80abb1-d22a-4825-b786-bd6b0d7a68ce/edit?viewport_loc=-92,-53,2370,918,5Ag4K6u8Yeiy&amp;invitationId=inv_c3bf6cb6-6dba-4099-ad58-f9b0be626d05"</text:span><text:span text:style-name="T206">&amp;</text:span><text:span text:style-name="T207"><text:s/>HYPERLINK "https://lucid.app/lucidchart/7c80abb1-d22a-4825-b786-bd6b0d7a68ce/edit?viewport_loc=-92,-53,2370,918,5Ag4K6u8Yeiy&amp;invitationId=inv_c3bf6cb6-6dba-4099-ad58-f9b0be626d05"</text:span><text:span text:style-name="T208">invitationId=inv_c3bf6cb6-6dba-4099-ad58-f9b0be626d05</text:span></text:a><text:span text:style-name="T209"><text:s text:c="2"/>Acesso em 04 de junho de 2023.</text:span></text:p>
      <text:p text:style-name="P82"><text:span text:style-name="T210"/></text:p>
      <text:p text:style-name="P82"><text:span text:style-name="T210"/></text:p>
      <text:p text:style-name="P82"><text:span text:style-name="T210"/></text:p>
      <text:p text:style-name="P82"><text:span text:style-name="T210"/></text:p>
      <text:p text:style-name="P82"><text:span text:style-name="T210"/></text:p>
      <text:p text:style-name="P83"><text:span text:style-name="T210"/></text:p>
      <text:p text:style-name="P83"><text:span text:style-name="T210"/></text:p>
      <text:p text:style-name="P84"><text:span text:style-name="T210"/></text:p>
      <text:p text:style-name="P84"><text:span text:style-name="T2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